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ext-properties fo:color="#0000FF" style:text-underline-style="solid" style:text-underline-type="single"/>
    </style:style>
    <style:style style:name="ce7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1*0.0328)" table:style-name="ce1">
            <text:p>55.9568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2*0.0328)" table:style-name="ce1">
            <text:p>44.8376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RightPillarStair5N">http://www.cs.rit.edu/~robotlab/Righ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6T21:19:19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